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8571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9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101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103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1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float" office:value="0" calcext:value-type="float">
            <text:p>0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101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ce270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9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102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103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1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9600X Box</text:p>
          </table:table-cell>
          <table:table-cell table:style-name="ce287"/>
          <table:table-cell table:style-name="ce100"/>
          <table:table-cell table:style-name="ce271"/>
          <table:table-cell table:style-name="ce212"/>
          <table:table-cell table:style-name="ce269" table:number-columns-repeated="15"/>
          <table:table-cell table:style-name="ce93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93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2121000" calcext:value-type="float">
            <text:p>12,1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9651000" calcext:value-type="float">
            <text:p>9,6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3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16378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us TUF B650M-E</text:p>
          </table:table-cell>
          <table:table-cell table:style-name="ce287" office:value-type="float" office:value="2532080" calcext:value-type="float">
            <text:p>2,532,080 </text:p>
          </table:table-cell>
          <table:table-cell/>
          <table:table-cell office:value-type="string" calcext:value-type="string">
            <text:p>gigabyte b650m ds3h, msi b650m gaming, Asrock B650M Pro RS, Asrock B650M PG Lighting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/>
          <table:table-cell office:value-type="string" calcext:value-type="string">
            <text:p>Better Buy 9600X Box 3,7jt . Queen Processor not brand new</text:p>
          </table:table-cell>
          <table:table-cell table:number-columns-repeated="16378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244" office:value-type="string" calcext:value-type="string">
            <text:p>Thermalright Assassin X 120 R Digital ARGB Black 120mm</text:p>
          </table:table-cell>
          <table:table-cell table:style-name="ce287" office:value-type="float" office:value="395000" calcext:value-type="float">
            <text:p>39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/>
          <table:table-cell office:value-type="string" calcext:value-type="string">
            <text:p>Change to Single RAM RGB only, kingston, curcial</text:p>
          </table:table-cell>
          <table:table-cell table:number-columns-repeated="1637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style-name="ce270"/>
          <table:table-cell table:style-name="ce212" office:value-type="string" calcext:value-type="string">
            <text:p>RTX 5060 Ti</text:p>
          </table:table-cell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40000" calcext:value-type="float">
            <text:p>84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*</text:p>
          </table:table-cell>
          <table:table-cell table:style-name="ce97" office:value-type="string" calcext:value-type="string">
            <text:p>DRACONZE SMALLVIEW MATX INCLUDE 3 FAN</text:p>
          </table:table-cell>
          <table:table-cell office:value-type="float" office:value="304000" calcext:value-type="float">
            <text:p>304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Sades Rojin</text:p>
          </table:table-cell>
          <table:table-cell office:value-type="float" office:value="0" calcext:value-type="float">
            <text:p>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 Goku 80x30</text:p>
          </table:table-cell>
          <table:table-cell office:value-type="float" office:value="39000" calcext:value-type="float">
            <text:p>39,00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12TB Exios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Switch</text:p>
          </table:table-cell>
          <table:table-cell office:value-type="string" calcext:value-type="string">
            <text:p>Kailh Pink silent switch</text:p>
          </table:table-cell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5" calcext:value-type="float">
            <text:p>25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 office:value-type="float" office:value="26" calcext:value-type="float">
            <text:p>26</text:p>
          </table:table-cell>
          <table:table-cell table:style-name="ce247" office:value-type="string" calcext:value-type="string">
            <text:p>Battery Royal Kludge</text:p>
          </table:table-cell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5])" office:value-type="float" office:value="10538980" calcext:value-type="float">
            <text:p>10,53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8])-[.D63]" office:value-type="float" office:value="8068980" calcext:value-type="float">
            <text:p>8,068,980 </text:p>
          </table:table-cell>
          <table:table-cell table:style-name="ce270" table:number-columns-repeated="2"/>
          <table:table-cell/>
          <table:table-cell table:style-name="ce270" table:number-columns-repeated="11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9:.D82])" office:value-type="float" office:value="22260960" calcext:value-type="float">
            <text:p>22,260,96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9:.D75])-[.D65]" office:value-type="float" office:value="3653000" calcext:value-type="float">
            <text:p>3,653,000 </text:p>
          </table:table-cell>
          <table:table-cell table:style-name="ce283"/>
          <table:table-cell table:number-columns-repeated="16379"/>
        </table:table-row>
        <table:table-row table:style-name="ro2" table:number-rows-repeated="3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4 2025</text:p>
          </table:table-cell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HDV/M.2</text:p>
          </table:table-cell>
          <table:table-cell table:style-name="ce287" office:value-type="float" office:value="1883480" calcext:value-type="float">
            <text:p>1,883,480 </text:p>
          </table:table-cell>
          <table:table-cell table:style-name="ce283"/>
          <table:table-cell table:formula="of:=[.D54]-[.D93]" office:value-type="float" office:value="648600" calcext:value-type="float">
            <text:p>648600</text:p>
          </table:table-cell>
          <table:table-cell table:number-columns-repeated="16378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7700 Tray</text:p>
          </table:table-cell>
          <table:table-cell table:style-name="ce287" office:value-type="float" office:value="3216000" calcext:value-type="float">
            <text:p>3,216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CPU Cooler</text:p>
          </table:table-cell>
          <table:table-cell table:style-name="ce98" office:value-type="string" calcext:value-type="string">
            <text:p>Thermalright Assassin X 120 R Digital ARGB Black 120mm</text:p>
          </table:table-cell>
          <table:table-cell table:style-name="ce287" office:value-type="float" office:value="422000" calcext:value-type="float">
            <text:p>422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6" office:value-type="string" calcext:value-type="string">
            <text:p>Thermal Paste</text:p>
          </table:table-cell>
          <table:table-cell table:style-name="ce98"/>
          <table:table-cell table:style-name="ce287"/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1" office:value-type="string" calcext:value-type="string">
            <text:p>Memory</text:p>
          </table:table-cell>
          <table:table-cell table:style-name="ce92" office:value-type="string" calcext:value-type="string">
            <text:p><text:span text:style-name="T2">Team T-Force Delta DDR5 </text:span>RGB PC48000 6000MHz Dual Channel 16GB(2x8GB)</text:p>
          </table:table-cell>
          <table:table-cell table:style-name="ce262" office:value-type="float" office:value="742900" calcext:value-type="float">
            <text:p>742,9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Graphic Radeon</text:p>
          </table:table-cell>
          <table:table-cell table:style-name="ce287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MSI MAG AB650N</text:p>
          </table:table-cell>
          <table:table-cell table:style-name="ce287" office:value-type="float" office:value="808400" calcext:value-type="float">
            <text:p>808,4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Casing</text:p>
          </table:table-cell>
          <table:table-cell table:style-name="ce99" office:value-type="string" calcext:value-type="string">
            <text:p>MicroATX Tight</text:p>
          </table:table-cell>
          <table:table-cell office:value-type="float" office:value="380000" calcext:value-type="float">
            <text:p>38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Flash Disk</text:p>
          </table:table-cell>
          <table:table-cell table:number-columns-repeated="16382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16382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UPS</text:p>
          </table:table-cell>
          <table:table-cell table:number-columns-repeated="16382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16382"/>
        </table:table-row>
        <table:table-row table:style-name="ro2">
          <table:table-cell table:style-name="ce276" office:value-type="float" office:value="19" calcext:value-type="float">
            <text:p>19</text:p>
          </table:table-cell>
          <table:table-cell table:style-name="ce247" office:value-type="string" calcext:value-type="string">
            <text:p>Speaker</text:p>
          </table:table-cell>
          <table:table-cell table:number-columns-repeated="16382"/>
        </table:table-row>
        <table:table-row table:style-name="ro2">
          <table:table-cell table:style-name="ce276" office:value-type="float" office:value="20" calcext:value-type="float">
            <text:p>20</text:p>
          </table:table-cell>
          <table:table-cell table:style-name="ce247" office:value-type="string" calcext:value-type="string">
            <text:p>Third Storage</text:p>
          </table:table-cell>
          <table:table-cell office:value-type="string" calcext:value-type="string">
            <text:p>Seagate 4TB hdd</text:p>
          </table:table-cell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1" calcext:value-type="float">
            <text:p>21</text:p>
          </table:table-cell>
          <table:table-cell table:style-name="ce247" office:value-type="string" calcext:value-type="string">
            <text:p>Ear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2" calcext:value-type="float">
            <text:p>22</text:p>
          </table:table-cell>
          <table:table-cell table:style-name="ce247" office:value-type="string" calcext:value-type="string">
            <text:p>Headphone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3" calcext:value-type="float">
            <text:p>23</text:p>
          </table:table-cell>
          <table:table-cell table:style-name="ce247" office:value-type="string" calcext:value-type="string">
            <text:p>TWS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 office:value-type="float" office:value="24" calcext:value-type="float">
            <text:p>24</text:p>
          </table:table-cell>
          <table:table-cell table:style-name="ce247" office:value-type="string" calcext:value-type="string">
            <text:p>Chair</text:p>
          </table:table-cell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3:.D113])" office:value-type="float" office:value="10022780" calcext:value-type="float">
            <text:p>10,022,780 </text:p>
          </table:table-cell>
          <table:table-cell table:number-columns-repeated="16380"/>
        </table:table-row>
        <table:table-row table:style-name="ro2">
          <table:table-cell table:style-name="ce270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93:.D107])-[.D102]" office:value-type="float" office:value="7552780" calcext:value-type="float">
            <text:p>7,552,780 </text:p>
          </table:table-cell>
          <table:table-cell table:number-columns-repeated="1638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98:.D119])" office:value-type="float" office:value="21333960" calcext:value-type="float">
            <text:p>21,333,960 </text:p>
          </table:table-cell>
          <table:table-cell table:number-columns-repeated="1638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98:.D113])-[.D104]" office:value-type="float" office:value="3758400" calcext:value-type="float">
            <text:p>3,758,400 </text:p>
          </table:table-cell>
          <table:table-cell table:number-columns-repeated="16380"/>
        </table:table-row>
        <table:table-row table:style-name="ro2" table:number-rows-repeated="10484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6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7" table:number-rows-repeated="104857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7">
          <table:table-cell/>
          <table:table-cell table:style-name="Default" table:number-columns-repeated="2"/>
          <table:table-cell table:number-columns-repeated="61"/>
        </table:table-row>
        <table:table-row table:style-name="ro7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7">
          <table:table-cell table:number-columns-repeated="6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7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7" table:number-rows-repeated="2">
          <table:table-cell table:number-columns-repeated="64"/>
        </table:table-row>
        <table:table-row table:style-name="ro7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7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7" table:number-rows-repeated="104853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7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7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7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7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7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7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7" table:number-rows-repeated="1048570">
          <table:table-cell table:number-columns-repeated="9"/>
        </table:table-row>
        <table:table-row table:style-name="ro7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7">
          <table:table-cell office:value-type="string" calcext:value-type="string">
            <text:p>ABKONCORE BABYLON</text:p>
          </table:table-cell>
        </table:table-row>
        <table:table-row table:style-name="ro7">
          <table:table-cell office:value-type="string" calcext:value-type="string">
            <text:p>AEROCOOL TRINITY MINI V2 BLACK – mATX</text:p>
          </table:table-cell>
        </table:table-row>
        <table:table-row table:style-name="ro7">
          <table:table-cell office:value-type="string" calcext:value-type="string">
            <text:p>be quiet! Black Pure Base 500 FX BLACK - Side Tempered Glass</text:p>
          </table:table-cell>
        </table:table-row>
        <table:table-row table:style-name="ro7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7">
          <table:table-cell table:number-columns-repeated="3"/>
        </table:table-row>
        <table:table-row table:style-name="ro7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7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7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23T18:54:32.679528581</dc:date>
    <meta:editing-duration>P28DT10H4M47S</meta:editing-duration>
    <meta:editing-cycles>1094</meta:editing-cycles>
    <meta:generator>LibreOffice/25.2.4.3$Linux_X86_64 LibreOffice_project/33e196637044ead23f5c3226cde09b47731f7e27</meta:generator>
    <meta:document-statistic meta:table-count="18" meta:cell-count="1463" meta:object-count="0"/>
  </office:meta>
</office:document-meta>
</file>